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6def" officeooo:paragraph-rsid="00136def"/>
    </style:style>
    <style:style style:name="P2" style:family="paragraph" style:parent-style-name="Title">
      <style:text-properties officeooo:rsid="00136def" officeooo:paragraph-rsid="00136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rito</text:p>
      <text:p text:style-name="P1"/>
      <text:p text:style-name="P1">El sabor Tex-Mex que te encan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5:16:28.645887253</meta:creation-date>
    <dc:date>2023-04-28T15:17:43.937455966</dc:date>
    <meta:editing-duration>PT1M16S</meta:editing-duration>
    <meta:editing-cycles>1</meta:editing-cycles>
    <meta:document-statistic meta:table-count="0" meta:image-count="0" meta:object-count="0" meta:page-count="1" meta:paragraph-count="2" meta:word-count="7" meta:character-count="37" meta:non-whitespace-character-count="32"/>
    <meta:generator>LibreOffice/7.3.6.2$Linux_X86_64 LibreOffice_project/30$Build-2</meta:generator>
  </office:meta>
</office:document-meta>
</file>